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>
        <style:tab-stops>
          <style:tab-stop style:position="16.193cm"/>
        </style:tab-stops>
      </style:paragraph-properties>
      <style:text-properties style:font-name="Arial"/>
    </style:style>
    <style:style style:name="P5" style:family="paragraph" style:parent-style-name="Standard">
      <style:paragraph-properties fo:text-align="center" style:justify-single-word="false">
        <style:tab-stops>
          <style:tab-stop style:position="16.193cm"/>
        </style:tab-stops>
      </style:paragraph-properties>
      <style:text-properties style:font-name="Arial" fo:font-size="24pt" style:font-size-asian="24pt" style:font-size-complex="24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6.193cm"/>
        </style:tab-stops>
      </style:paragraph-properties>
      <style:text-properties style:font-name="Arial" fo:font-size="16pt" style:font-size-asian="16pt" style:font-size-complex="16pt"/>
    </style:style>
    <style:style style:name="P7" style:family="paragraph" style:parent-style-name="Standard">
      <style:paragraph-properties fo:text-align="end" style:justify-single-word="false">
        <style:tab-stops>
          <style:tab-stop style:position="16.193cm"/>
        </style:tab-stops>
      </style:paragraph-properties>
      <style:text-properties style:font-name="Arial" fo:font-size="16pt" style:font-size-asian="16pt" style:font-size-complex="16pt"/>
    </style:style>
    <style:style style:name="P8" style:family="paragraph" style:parent-style-name="Heading_20_1">
      <style:text-properties style:font-name="Arial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 style:list-style-name="L1">
      <style:text-properties style:font-name="Arial"/>
    </style:style>
    <style:style style:name="P11" style:family="paragraph" style:parent-style-name="Text_20_body">
      <style:paragraph-properties fo:text-align="justify" style:justify-single-word="false"/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liwice, 29.01.2017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aport z<text:line-break/>Java i programowanie w sieci Internet</text:p>
      <text:p text:style-name="P5"/>
      <text:p text:style-name="P6">Numer ćwiczenia</text:p>
      <text:p text:style-name="P6">6</text:p>
      <text:p text:style-name="P6"/>
      <text:p text:style-name="P6">Prowadzący</text:p>
      <text:p text:style-name="P6">Łukasz Lipk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Łukasz Szafirski</text:p>
      <text:p text:style-name="P7">grupa 4, sekcja 8</text:p>
      <text:h text:style-name="P9" text:outline-level="1">1. Temat projektu</text:h>
      <text:p text:style-name="P1"><text:tab/><text:span text:style-name="T1">Tematem projektu jest „WikiHangman” czyli popularna gra w wisielca oparta na hasłach pobieranych z serwisu Wikipedia.</text:span></text:p>
      <text:p text:style-name="P3"/>
      <text:h text:style-name="P8" text:outline-level="1">2. Założenia projektu</text:h>
      <text:list xml:id="list1275553376710107438" text:style-name="L1">
        <text:list-item>
          <text:list>
            <text:list-item>
              <text:p text:style-name="P10">Podział na dwa projekty: klient, serwer</text:p>
            </text:list-item>
            <text:list-item>
              <text:p text:style-name="P10">Klient wysyła komendy do serwera</text:p>
            </text:list-item>
            <text:list-item>
              <text:p text:style-name="P10">Serwer przeprowadza całą logikę domenową i zwraca wynik do klienta</text:p>
            </text:list-item>
          </text:list>
        </text:list-item>
      </text:list>
      <text:p text:style-name="P2"/>
      <text:h text:style-name="P8" text:outline-level="1">3. Postęp w tym ćwiczeniu</text:h>
      <text:p text:style-name="P3"><text:tab/>W tym ćwiczeniu rolę klienta przyjęła przeglądarka internetowa a serwerem został GlassFish. Widok aplikacji jest zwracany w postaci kodu html do przeglądarki skąd użytkownik może wysyłać swoje polecenia.</text:p>
      <text:p text:style-name="P3"><text:tab/>Plik z użytkownikami został zastąpiony bazą danych jdbc ze strukturą tabeli zapisaną w pliku database.grab znajdującym się w głównym folderze projektu.</text:p>
      <text:p text:style-name="P3"><text:tab/>Jednokrotne tworzenie obiektu „connection” zostało osiągnięte używająć wzorca projektowego „singleton” z rozwiązaniem „lazy loadingu”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2T19:21:21.13</meta:creation-date>
    <dc:date>2017-01-29T01:18:08</dc:date>
    <meta:editing-duration>PT48M23S</meta:editing-duration>
    <meta:editing-cycles>12</meta:editing-cycles>
    <meta:generator>OpenOffice/4.1.2$Win32 OpenOffice.org_project/412m3$Build-9782</meta:generator>
    <meta:document-statistic meta:table-count="0" meta:image-count="0" meta:object-count="0" meta:page-count="2" meta:paragraph-count="18" meta:word-count="136" meta:character-count="948"/>
  </office:meta>
</office:document-meta>
</file>